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Standard">
      <style:paragraph-properties fo:text-align="center" style:justify-single-word="false"/>
      <style:text-properties officeooo:paragraph-rsid="000e6075"/>
    </style:style>
    <style:style style:name="P3" style:family="paragraph" style:parent-style-name="Standard">
      <style:paragraph-properties fo:text-align="center" style:justify-single-word="false"/>
      <style:text-properties fo:font-weight="bold" officeooo:paragraph-rsid="000e6075" style:font-weight-asian="bold" style:font-size-complex="14pt"/>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6" style:family="paragraph" style:parent-style-name="Standard">
      <style:text-properties fo:font-size="10pt" officeooo:paragraph-rsid="000e6075" style:font-size-asian="10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8"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9"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0"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1"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2"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3"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6"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17" style:family="paragraph" style:parent-style-name="Text_20_body">
      <style:paragraph-properties fo:text-align="center" style:justify-single-word="false"/>
      <style:text-properties officeooo:rsid="0027c19f" officeooo:paragraph-rsid="0027c19f"/>
    </style:style>
    <style:style style:name="P18" style:family="paragraph" style:parent-style-name="Text_20_body">
      <style:paragraph-properties fo:text-align="center" style:justify-single-word="false"/>
      <style:text-properties officeooo:rsid="002c4a02" officeooo:paragraph-rsid="002c4a02"/>
    </style:style>
    <style:style style:name="P19" style:family="paragraph" style:parent-style-name="Text_20_body">
      <style:paragraph-properties fo:text-align="center" style:justify-single-word="false"/>
      <style:text-properties officeooo:rsid="002c4a02" officeooo:paragraph-rsid="003071ce"/>
    </style:style>
    <style:style style:name="P20" style:family="paragraph" style:parent-style-name="Text_20_body">
      <style:paragraph-properties fo:text-align="start" style:justify-single-word="false"/>
      <style:text-properties officeooo:rsid="002c4a02" officeooo:paragraph-rsid="002c4a02"/>
    </style:style>
    <style:style style:name="P21" style:family="paragraph" style:parent-style-name="Text_20_body">
      <style:paragraph-properties fo:text-align="start" style:justify-single-word="false"/>
      <style:text-properties officeooo:rsid="002c959a" officeooo:paragraph-rsid="002c959a"/>
    </style:style>
    <style:style style:name="P22" style:family="paragraph" style:parent-style-name="Text_20_body">
      <style:text-properties officeooo:rsid="003071ce" officeooo:paragraph-rsid="003071ce"/>
    </style:style>
    <style:style style:name="P23" style:family="paragraph" style:parent-style-name="Text_20_body">
      <style:paragraph-properties fo:text-align="start" style:justify-single-word="false"/>
      <style:text-properties officeooo:rsid="003094ea" officeooo:paragraph-rsid="003094ea"/>
    </style:style>
    <style:style style:name="P24" style:family="paragraph" style:parent-style-name="Text_20_body">
      <style:paragraph-properties fo:text-align="start" style:justify-single-word="false"/>
      <style:text-properties officeooo:rsid="0033936a" officeooo:paragraph-rsid="0033936a"/>
    </style:style>
    <style:style style:name="P25" style:family="paragraph" style:parent-style-name="Text_20_body">
      <style:paragraph-properties fo:text-align="start" style:justify-single-word="false"/>
      <style:text-properties officeooo:rsid="00349351" officeooo:paragraph-rsid="00349351"/>
    </style:style>
    <style:style style:name="P26" style:family="paragraph" style:parent-style-name="Text_20_body">
      <style:paragraph-properties fo:text-align="start" style:justify-single-word="false" fo:break-before="page"/>
      <style:text-properties officeooo:rsid="002c959a" officeooo:paragraph-rsid="002c959a"/>
    </style:style>
    <style:style style:name="P27"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28" style:family="paragraph" style:parent-style-name="Standard">
      <style:text-properties fo:font-size="10pt" officeooo:paragraph-rsid="000e6075" style:font-size-asian="10pt"/>
    </style:style>
    <style:style style:name="P29" style:family="paragraph" style:parent-style-name="Standard">
      <style:paragraph-properties fo:text-align="center" style:justify-single-word="false"/>
      <style:text-properties officeooo:paragraph-rsid="000e6075"/>
    </style:style>
    <style:style style:name="P30" style:family="paragraph" style:parent-style-name="Standard">
      <style:paragraph-properties fo:break-before="page"/>
      <style:text-properties fo:font-size="10pt" officeooo:paragraph-rsid="000e6075" style:font-size-asian="10pt"/>
    </style:style>
    <style:style style:name="P31" style:family="paragraph" style:parent-style-name="Text_20_body" style:list-style-name="L2">
      <style:paragraph-properties fo:text-align="start" style:justify-single-word="false"/>
      <style:text-properties officeooo:rsid="003094ea" officeooo:paragraph-rsid="003094ea"/>
    </style:style>
    <style:style style:name="P32" style:family="paragraph" style:parent-style-name="Text_20_body" style:list-style-name="L2">
      <style:paragraph-properties fo:text-align="start" style:justify-single-word="false"/>
      <style:text-properties officeooo:rsid="00327384" officeooo:paragraph-rsid="00327384"/>
    </style:style>
    <style:style style:name="P33" style:family="paragraph" style:parent-style-name="Text_20_body" style:list-style-name="L3">
      <style:paragraph-properties fo:text-align="start" style:justify-single-word="false"/>
      <style:text-properties officeooo:rsid="002c959a" officeooo:paragraph-rsid="002c959a"/>
    </style:style>
    <style:style style:name="P34" style:family="paragraph" style:parent-style-name="Text_20_body" style:list-style-name="L4"/>
    <style:style style:name="P35" style:family="paragraph" style:parent-style-name="Text_20_body">
      <style:paragraph-properties fo:text-align="start" style:justify-single-word="false"/>
      <style:text-properties officeooo:paragraph-rsid="002c959a"/>
    </style:style>
    <style:style style:name="P36" style:family="paragraph" style:parent-style-name="Text_20_body">
      <style:paragraph-properties fo:text-align="start" style:justify-single-word="false"/>
      <style:text-properties officeooo:paragraph-rsid="00374f13"/>
    </style:style>
    <style:style style:name="P37" style:family="paragraph" style:parent-style-name="Text_20_body" style:list-style-name="L5">
      <style:paragraph-properties fo:text-align="start" style:justify-single-word="false"/>
      <style:text-properties officeooo:rsid="00387651" officeooo:paragraph-rsid="003ad805"/>
    </style:style>
    <style:style style:name="P38" style:family="paragraph" style:parent-style-name="Text_20_body" style:list-style-name="L6">
      <style:paragraph-properties fo:text-align="start" style:justify-single-word="false"/>
      <style:text-properties officeooo:rsid="00387651" officeooo:paragraph-rsid="00387651"/>
    </style:style>
    <style:style style:name="P39" style:family="paragraph" style:parent-style-name="Text_20_body">
      <style:paragraph-properties fo:text-align="start" style:justify-single-word="false"/>
      <style:text-properties officeooo:rsid="00387651" officeooo:paragraph-rsid="00387651"/>
    </style:style>
    <style:style style:name="P40" style:family="paragraph" style:parent-style-name="Text_20_body">
      <style:paragraph-properties fo:text-align="start" style:justify-single-word="false"/>
      <style:text-properties officeooo:rsid="003c7afb" officeooo:paragraph-rsid="003c7afb"/>
    </style:style>
    <style:style style:name="P41" style:family="paragraph" style:parent-style-name="Text_20_body">
      <style:paragraph-properties fo:text-align="center" style:justify-single-word="false"/>
      <style:text-properties officeooo:rsid="003c7afb" officeooo:paragraph-rsid="003c7afb"/>
    </style:style>
    <style:style style:name="P42" style:family="paragraph" style:parent-style-name="Text_20_body">
      <style:paragraph-properties fo:text-align="start" style:justify-single-word="false"/>
      <style:text-properties officeooo:rsid="004427b7" officeooo:paragraph-rsid="004427b7"/>
    </style:style>
    <style:style style:name="P43" style:family="paragraph" style:parent-style-name="Text_20_body">
      <style:paragraph-properties fo:text-align="center" style:justify-single-word="false"/>
      <style:text-properties officeooo:rsid="004427b7" officeooo:paragraph-rsid="004427b7"/>
    </style:style>
    <style:style style:name="P44" style:family="paragraph" style:parent-style-name="Text_20_body">
      <style:paragraph-properties fo:text-align="center" style:justify-single-word="false"/>
      <style:text-properties officeooo:rsid="0046ff7b" officeooo:paragraph-rsid="0046ff7b"/>
    </style:style>
    <style:style style:name="P45" style:family="paragraph" style:parent-style-name="Text_20_body">
      <style:paragraph-properties fo:text-align="start" style:justify-single-word="false"/>
      <style:text-properties officeooo:rsid="0046ff7b" officeooo:paragraph-rsid="0046ff7b"/>
    </style:style>
    <style:style style:name="P46"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47" style:family="paragraph" style:parent-style-name="Heading_20_1" style:list-style-name="">
      <style:paragraph-properties fo:text-align="center" style:justify-single-word="false"/>
    </style:style>
    <style:style style:name="P48" style:family="paragraph" style:parent-style-name="Heading_20_1">
      <style:paragraph-properties fo:break-before="page"/>
    </style:style>
    <style:style style:name="P49" style:family="paragraph" style:parent-style-name="Heading_20_1">
      <style:paragraph-properties fo:line-height="150%" fo:break-before="page"/>
    </style:style>
    <style:style style:name="P50" style:family="paragraph" style:parent-style-name="Contents_20_2">
      <style:paragraph-properties>
        <style:tab-stops>
          <style:tab-stop style:position="6.7035in" style:type="right" style:leader-style="dotted" style:leader-text="."/>
        </style:tab-stops>
      </style:paragraph-properties>
    </style:style>
    <style:style style:name="P51" style:family="paragraph" style:parent-style-name="Contents_20_3">
      <style:paragraph-properties>
        <style:tab-stops>
          <style:tab-stop style:position="6.5071in" style:type="right" style:leader-style="dotted" style:leader-text="."/>
        </style:tab-stops>
      </style:paragraph-properties>
    </style:style>
    <style:style style:name="P52" style:family="paragraph" style:parent-style-name="Contents_20_1">
      <style:paragraph-properties>
        <style:tab-stops>
          <style:tab-stop style:position="6.9in" style:type="right" style:leader-style="dotted" style:leader-text="."/>
        </style:tab-stops>
      </style:paragraph-properties>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officeooo:rsid="003a1865"/>
    </style:style>
    <style:style style:name="T23" style:family="text">
      <style:text-properties officeooo:rsid="003cdadb"/>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ЛЬВІВСЬКИЙ НАЦІОНАЛЬНИЙ УНІВЕРСИТЕТ ІМЕНІ ІВАНА ФРАНКА </text:p>
      <text:p text:style-name="P3"/>
      <text:p text:style-name="P3"/>
      <text:p text:style-name="P7">Факультет прикладної математики та інформатики</text:p>
      <text:p text:style-name="P5">(повне найменування <text:s/>назва факультету)</text:p>
      <text:p text:style-name="P5"/>
      <text:p text:style-name="P8">Кафедра дискретного аналізу та інтелектуальних систем</text:p>
      <text:p text:style-name="P4">(повна назва кафедри)</text:p>
      <text:p text:style-name="P4"/>
      <text:p text:style-name="P4"/>
      <text:p text:style-name="P4"/>
      <text:p text:style-name="P4"/>
      <text:p text:style-name="P4"/>
      <text:p text:style-name="P4"/>
      <text:p text:style-name="P4"/>
      <text:p text:style-name="P4"/>
      <text:p text:style-name="P2"><text:span text:style-name="T5">ДИПЛОМНА </text:span><text:span text:style-name="T4">РОБОТА</text:span></text:p>
      <text:p text:style-name="P9"/>
      <text:p text:style-name="P9">ЗГОРТКОВІ НЕЙРОННІ МЕРЕЖІ ДЛЯ ЗАДАЧІ КЛАСИФІКАЦІЇ ЗОБРАЖЕНЬ</text:p>
      <text:p text:style-name="P10"/>
      <text:p text:style-name="P10"/>
      <text:p text:style-name="P10"/>
      <text:p text:style-name="P11"><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2"><text:span text:style-name="T3">напряму підготовки </text:span><text:span text:style-name="T1"><text:s/><text:tab/><text:tab/>інформатика<text:tab/><text:tab/></text:span></text:p>
      <text:p text:style-name="P14"><text:s/><text:tab/><text:tab/><text:tab/><text:tab/>Баранова М.В<text:tab/><text:tab/><text:tab/></text:p>
      <text:p text:style-name="P16">(прізвище та ініціали)</text:p>
      <text:p text:style-name="P13"/>
      <text:p text:style-name="P11"><text:span text:style-name="T3">Керівник </text:span><text:span text:style-name="T1"><text:s text:c="2"/><text:tab/><text:tab/><text:tab/> </text:span></text:p>
      <text:p text:style-name="P14"><text:s text:c="48"/>ас. Квасниця Г. А. <text:s/></text:p>
      <text:p text:style-name="P16"><text:s text:c="10"/>(посада, вчене звання, науковий ступінь, прізвище та ініціали)</text:p>
      <text:p text:style-name="P15"/>
      <text:p text:style-name="P13"/>
      <text:p text:style-name="P13">Національна шкала ________________ </text:p>
      <text:p text:style-name="P13">Кількість балів: __________Оцінка: ECTS _____ </text:p>
      <text:p text:style-name="P6"/>
      <text:p text:style-name="P6"><text:s text:c="76"/></text:p>
      <text:p text:style-name="P6"/>
      <text:p text:style-name="P6"/>
      <text:p text:style-name="P6"/>
      <text:p text:style-name="P6"/>
      <text:p text:style-name="P30"/>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52"><text:a xlink:type="simple" xlink:href="#__RefHeading___Toc424_4197087367" text:style-name="Index_20_Link" text:visited-style-name="Index_20_Link">вступ<text:tab/>3</text:a></text:p>
          <text:p text:style-name="P52"><text:a xlink:type="simple" xlink:href="#__RefHeading___Toc426_4197087367" text:style-name="Index_20_Link" text:visited-style-name="Index_20_Link">Розділ 1. Підходи роботи із зображенням<text:tab/>5</text:a></text:p>
          <text:p text:style-name="P50"><text:a xlink:type="simple" xlink:href="#__RefHeading___Toc428_4197087367" text:style-name="Index_20_Link" text:visited-style-name="Index_20_Link">1.1 Розрізнавання зображень<text:tab/>5</text:a></text:p>
          <text:p text:style-name="P51"><text:a xlink:type="simple" xlink:href="#__RefHeading___Toc430_4197087367" text:style-name="Index_20_Link" text:visited-style-name="Index_20_Link">1.1.1 Постановка задачі<text:tab/>5</text:a></text:p>
          <text:p text:style-name="P51"><text:a xlink:type="simple" xlink:href="#__RefHeading___Toc432_4197087367" text:style-name="Index_20_Link" text:visited-style-name="Index_20_Link">1.1.2 Теоретичне підгрунтя роботи із зображенням<text:tab/>5</text:a></text:p>
          <text:p text:style-name="P51"><text:a xlink:type="simple" xlink:href="#__RefHeading___Toc434_4197087367" text:style-name="Index_20_Link" text:visited-style-name="Index_20_Link">1.1.2 Класичні підходи класифікації зображень<text:tab/>5</text:a></text:p>
          <text:p text:style-name="P50"><text:a xlink:type="simple" xlink:href="#__RefHeading___Toc436_4197087367" text:style-name="Index_20_Link" text:visited-style-name="Index_20_Link">1.2 Машинне навчання<text:tab/>6</text:a></text:p>
          <text:p text:style-name="P51"><text:a xlink:type="simple" xlink:href="#__RefHeading___Toc440_4197087367" text:style-name="Index_20_Link" text:visited-style-name="Index_20_Link">1.2.1 Машинне навчання без вчителя<text:tab/>7</text:a></text:p>
          <text:p text:style-name="P51"><text:a xlink:type="simple" xlink:href="#__RefHeading___Toc442_4197087367" text:style-name="Index_20_Link" text:visited-style-name="Index_20_Link">1.2.2 Машинне навчання з вчителем<text:tab/>8</text:a></text:p>
          <text:p text:style-name="P51"><text:a xlink:type="simple" xlink:href="#__RefHeading___Toc444_4197087367" text:style-name="Index_20_Link" text:visited-style-name="Index_20_Link">1.2.3 Нейронні мережі<text:tab/>10</text:a></text:p>
        </text:index-body>
      </text:table-of-content>
      <text:p text:style-name="P2"/>
      <text:h text:style-name="P47" text:outline-level="1"/>
      <text:list xml:id="list4276504313" text:style-name="Outline">
        <text:list-item>
          <text:h text:style-name="P48"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176811853" text:style-name="L4">
        <text:list-item>
          <text:list>
            <text:list-item>
              <text:p text:style-name="P34"><text:span text:style-name="T8">К</text:span><text:span text:style-name="T6">ласифікація зображення</text:span></text:p>
            </text:list-item>
            <text:list-item>
              <text:p text:style-name="P34">Пошук відомих об’єктів на зображення</text:p>
            </text:list-item>
            <text:list-item>
              <text:p text:style-name="P34">Сегментація зображення</text:p>
            </text:list-item>
            <text:list-item>
              <text:p text:style-name="P34">Генерація нових зображеньро</text:p>
            </text:list-item>
            <text:list-item>
              <text:p text:style-name="P34">Покращення якості зображення</text:p>
            </text:list-item>
            <text:list-item>
              <text:p text:style-name="P34">Класифікація відео</text:p>
            </text:list-item>
            <text:list-item>
              <text:p text:style-name="P34"><text:soft-page-break/>Локалізація об’єктів на відео в часовому та просторовому вимірах</text:p>
            </text:list-item>
            <text:list-item>
              <text:p text:style-name="P34">Реконструкція тривимірної сцени</text:p>
            </text:list-item>
          </text:list>
        </text:list-item>
      </text:list>
      <text:p text:style-name="Text_20_body">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Text_20_body"><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181732500232987" text:continue-list="list4276504313" text:style-name="Outline">
        <text:list-item>
          <text:h text:style-name="P49"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Heading_20_2" text:outline-level="2"><text:bookmark-start text:name="__RefHeading___Toc428_4197087367"/>1.1 <text:span text:style-name="T10">Розрізнавання зображень</text:span><text:bookmark-end text:name="__RefHeading___Toc428_4197087367"/></text:h>
              <text:list>
                <text:list-item>
                  <text:h text:style-name="Heading_20_3" text:outline-level="3"><text:bookmark-start text:name="__RefHeading___Toc430_4197087367"/>1.1.1 Постановка задачі<text:bookmark-end text:name="__RefHeading___Toc430_4197087367"/></text:h>
                </text:list-item>
              </text:list>
            </text:list-item>
          </text:list>
        </text:list-item>
      </text:list>
      <text:p text:style-name="Text_20_body">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181732627097282" text:continue-numbering="true" text:style-name="Outline">
        <text:list-item>
          <text:list>
            <text:list-item>
              <text:list>
                <text:list-item>
                  <text:h text:style-name="Heading_20_3"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Text_20_body">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17"><draw:frame draw:style-name="fr1"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Text_20_body">Елементи матриці <draw:frame draw:style-name="fr2"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3"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181732929593694" text:continue-numbering="true" text:style-name="Outline">
        <text:list-item>
          <text:list>
            <text:list-item>
              <text:list>
                <text:list-item>
                  <text:h text:style-name="Heading_20_3"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Text_20_body">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Text_20_body"><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Text_20_body"><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181732441962051" text:continue-numbering="true" text:style-name="Outline">
        <text:list-item>
          <text:list>
            <text:list-item>
              <text:h text:style-name="Heading_20_2" text:outline-level="2"><text:bookmark-start text:name="__RefHeading___Toc436_4197087367"/>1.<text:span text:style-name="T23">2</text:span> <text:s/><text:span text:style-name="T14">Машинне навчання</text:span><text:bookmark-end text:name="__RefHeading___Toc436_4197087367"/></text:h>
            </text:list-item>
          </text:list>
        </text:list-item>
      </text:list>
      <text:p text:style-name="Text_20_body">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18"><draw:frame draw:style-name="fr1"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20">та анотації цих даних. Під анотаціями слід розуміти бажаний результат роботи алгоритму на наведених вище даних</text:p>
      <text:p text:style-name="P18"><draw:frame draw:style-name="fr1"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20"><text:soft-page-break/>Оскільки вхідні дані — математичні об’єкти, цілком логічно буде побудувати наш алгоритм у вигляді функції від вхідних данних</text:p>
      <text:p text:style-name="P18"><draw:frame draw:style-name="fr1"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20">де <draw:frame draw:style-name="fr3"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18"><draw:frame draw:style-name="fr1"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21">функція <draw:frame draw:style-name="fr3"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3"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Text_20_body"><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3" draw:name="Object13" text:anchor-type="as-char" svg:y="-0.1728in" svg:width="0.2217in" svg:height="0.2154in" draw:z-index="11"><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181733491367759" text:continue-numbering="true" text:style-name="Outline">
        <text:list-item>
          <text:list>
            <text:list-item>
              <text:list>
                <text:list-item>
                  <text:h text:style-name="Heading_20_3" text:outline-level="3"><text:bookmark-start text:name="__RefHeading___Toc440_4197087367"/>1.<text:span text:style-name="T23">2</text:span>.<text:span text:style-name="T23">1</text:span> Машинне навчання без вчителя<text:bookmark-end text:name="__RefHeading___Toc440_4197087367"/></text:h>
                </text:list-item>
              </text:list>
            </text:list-item>
          </text:list>
        </text:list-item>
      </text:list>
      <text:p text:style-name="P22">Нехай функція нашої моделі залежить від вхідних даних та внутрішніх параметрів</text:p>
      <text:p text:style-name="P19"><draw:frame draw:style-name="fr1" draw:name="Object12" text:anchor-type="as-char" svg:y="-0.1772in" svg:width="1.0945in" svg:height="0.2319in" draw:z-index="12"><draw:object xlink:href="./Object 12" xlink:type="simple" xlink:show="embed" xlink:actuate="onLoad"/><draw:image xlink:href="./ObjectReplacements/Object 12" xlink:type="simple" xlink:show="embed" xlink:actuate="onLoad"/><svg:desc>formula</svg:desc></draw:frame></text:p>
      <text:p text:style-name="P23">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3" draw:name="Object14" text:anchor-type="as-char" svg:y="-0.1728in" svg:width="1.3465in" svg:height="0.2437in" draw:z-index="13"><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354584003" text:style-name="L2">
        <text:list-item>
          <text:p text:style-name="P31">Кластеризація</text:p>
          <text:p text:style-name="P31">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32">Розпінавання аномалій</text:p>
          <text:p text:style-name="P32">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32">Зменшення розмірності</text:p>
          <text:p text:style-name="P32">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24">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181732326115506" text:continue-list="list181733491367759" text:style-name="Outline">
        <text:list-item>
          <text:list>
            <text:list-item>
              <text:list>
                <text:list-item>
                  <text:h text:style-name="Heading_20_3" text:outline-level="3"><text:bookmark-start text:name="__RefHeading___Toc442_4197087367"/>1.<text:span text:style-name="T23">2</text:span>.<text:span text:style-name="T23">2</text:span> Машинне навчання з вчителем<text:bookmark-end text:name="__RefHeading___Toc442_4197087367"/></text:h>
                </text:list-item>
              </text:list>
            </text:list-item>
          </text:list>
        </text:list-item>
      </text:list>
      <text:p text:style-name="P25">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26"/>
      <text:p text:style-name="P35"><text:tab/>Існують різномантні вигляди абстрактної функції <draw:frame draw:style-name="fr3"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701262477" text:style-name="L6">
        <text:list-item>
          <text:p text:style-name="P38">Методи K-найближчих сусідів (KNN)</text:p>
        </text:list-item>
      </text:list>
      <text:p text:style-name="P39">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4"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2">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385469813" text:style-name="L5">
        <text:list-item>
          <text:p text:style-name="P37">Метод опорних векторів</text:p>
        </text:list-item>
      </text:list>
      <text:p text:style-name="P40">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369448697" text:style-name="L3">
        <text:list-item>
          <text:p text:style-name="P33">Дерева рішень</text:p>
        </text:list-item>
      </text:list>
      <text:p text:style-name="P36"><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181733420770632" text:continue-list="list181732326115506" text:style-name="Outline">
        <text:list-item>
          <text:list>
            <text:list-item>
              <text:h text:style-name="Heading_20_2" text:outline-level="2">1.3 Нейронні мережі</text:h>
              <text:list>
                <text:list-item>
                  <text:h text:style-name="Heading_20_3" text:outline-level="3">1.3.1 Основа нейронної мережі</text:h>
                </text:list-item>
              </text:list>
            </text:list-item>
          </text:list>
        </text:list-item>
      </text:list>
      <text:p text:style-name="P40">Найбільшого поширення набули нейронні мережі. <text:span text:style-name="T23">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41"><draw:frame draw:style-name="fr5" draw:name="Object16" text:anchor-type="as-char" svg:y="-0.3992in" svg:width="1.7299in" svg:height="0.7752in" draw:z-index="15"><draw:object xlink:href="./Object 16" xlink:type="simple" xlink:show="embed" xlink:actuate="onLoad"/><draw:image xlink:href="./ObjectReplacements/Object 16" xlink:type="simple" xlink:show="embed" xlink:actuate="onLoad"/></draw:frame></text:p>
      <text:p text:style-name="P42">де <draw:frame draw:style-name="fr4"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4"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4"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4" draw:name="Object20" text:anchor-type="as-char" svg:y="-0.1772in" svg:width="0.4047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3"><draw:frame draw:style-name="fr5" draw:name="Object21" text:anchor-type="as-char" svg:y="-0.3799in" svg:width="1.3736in" svg:height="0.7063in" draw:z-index="20"><draw:object xlink:href="./Object 21" xlink:type="simple" xlink:show="embed" xlink:actuate="onLoad"/><draw:image xlink:href="./ObjectReplacements/Object 21" xlink:type="simple" xlink:show="embed" xlink:actuate="onLoad"/></draw:frame></text:p>
      <text:p text:style-name="P45">Для зручності обчислень та компактнішої форми нейрона поширене подання вхідних даних у вигляді <draw:frame draw:style-name="fr4"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5"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45">Таким чином формулу нейрона можна подати у вигляді</text:p>
      <text:p text:style-name="P44"><draw:frame draw:style-name="fr5" draw:name="Object24" text:anchor-type="as-char" svg:y="-0.3272in" svg:width="1.4937in" svg:height="0.5228in" draw:z-index="23"><draw:object xlink:href="./Object 24" xlink:type="simple" xlink:show="embed" xlink:actuate="onLoad"/><draw:image xlink:href="./ObjectReplacements/Object 24" xlink:type="simple" xlink:show="embed" xlink:actuate="onLoad"/></draw:frame></text:p>
      <text:p text:style-name="P45">Цю формулу можна подати з використанням одновимірної дискретної згортки</text:p>
      <text:p text:style-name="P44"><draw:frame draw:style-name="fr5" draw:name="Object25" text:anchor-type="as-char" svg:y="-0.1772in" svg:width="1.2327in" svg:height="0.2319in" draw:z-index="24"><draw:object xlink:href="./Object 25" xlink:type="simple" xlink:show="embed" xlink:actuate="onLoad"/><draw:image xlink:href="./ObjectReplacements/Object 25" xlink:type="simple" xlink:show="embed" xlink:actuate="onLoad"/></draw:frame></text:p>
      <text:p text:style-name="P45">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1</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3T18:17:31.207146769</dc:date>
    <meta:editing-duration>PT2H41M6S</meta:editing-duration>
    <meta:editing-cycles>28</meta:editing-cycles>
    <meta:generator>LibreOffice/6.0.7.3$Linux_X86_64 LibreOffice_project/00m0$Build-3</meta:generator>
    <meta:document-statistic meta:table-count="0" meta:image-count="0" meta:object-count="25" meta:page-count="11" meta:paragraph-count="97" meta:word-count="1675" meta:character-count="13380" meta:non-whitespace-character-count="11604"/>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a</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a(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a</mi>
        <mrow>
          <mo fence="true" stretchy="false">(</mo>
          <mrow>
            <mrow>
              <mrow/>
              <mo stretchy="false">⋅</mo>
              <mrow/>
            </mrow>
          </mrow>
          <mo fence="true" stretchy="false">)</mo>
        </mrow>
      </mrow>
    </mstyle>
    <annotation encoding="StarMath 5.0">size 14 { a({}cdot{}) }</annotation>
  </semantics>
</math>
</file>

<file path=Object 21/content.xml><?xml version="1.0" encoding="utf-8"?>
<math xmlns="http://www.w3.org/1998/Math/MathML" display="block">
  <semantics>
    <mtable>
      <mtr>
        <mtd>
          <mstyle mathsize="14pt">
            <mrow>
              <mi>a</mi>
              <mrow>
                <mrow>
                  <mo fence="true" stretchy="false">(</mo>
                  <mrow>
                    <mi>z</mi>
                  </mrow>
                  <mo fence="true" stretchy="false">)</mo>
                </mrow>
                <mo stretchy="false">=</mo>
                <mrow>
                  <mo fence="true" stretchy="true">{</mo>
                  <mrow>
                    <mtable>
                      <mtr>
                        <mtd>
                          <mrow>
                            <mn>0,</mn>
                            <mi mathvariant="italic">if</mi>
                            <mrow>
                              <mi>z</mi>
                              <mo stretchy="false">&lt;</mo>
                              <mi>T</mi>
                            </mrow>
                          </mrow>
                        </mtd>
                      </mtr>
                      <mtr>
                        <mtd>
                          <mrow>
                            <mn>1,</mn>
                            <mi mathvariant="italic">if</mi>
                            <mrow>
                              <mi>z</mi>
                              <mo stretchy="false">≥</mo>
                              <mi>T</mi>
                            </mrow>
                          </mrow>
                        </mtd>
                      </mtr>
                    </mtable>
                  </mrow>
                </mrow>
              </mrow>
            </mrow>
          </mstyle>
        </mtd>
      </mtr>
      <mtr>
        <mtd>
          <mstyle mathsize="14pt">
            <mrow>
              <mi>T</mi>
              <mo stretchy="false">=</mo>
              <mi mathvariant="italic">const</mi>
            </mrow>
          </mstyle>
        </mtd>
      </mtr>
    </mtable>
    <annotation encoding="StarMath 5.0">size 14 { a(z) = left lbrace
  stack {
    0, if z &lt; T #
 	1, if z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a</mi>
        </mrow>
        <mrow>
          <mo fence="true" stretchy="false">(</mo>
          <mrow>
            <mrow>
              <mrow>
                <munderover>
                  <mo stretchy="false">∑</mo>
                  <mn>1</mn>
                  <mi>n</mi>
                </munderover>
                <msub>
                  <mi>w</mi>
                  <mi>i</mi>
                </msub>
              </mrow>
              <mo stretchy="false">⋅</mo>
              <msub>
                <mi>x</mi>
                <mi>i</mi>
              </msub>
            </mrow>
          </mrow>
          <mo fence="true" stretchy="false">)</mo>
        </mrow>
      </mrow>
    </mstyle>
    <annotation encoding="StarMath 5.0">size 14 { f(x) = a(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a</mi>
        </mrow>
        <mrow>
          <mo fence="true" stretchy="false">(</mo>
          <mrow>
            <mrow>
              <mi>x</mi>
              <mo stretchy="false">∗</mo>
              <mi>w</mi>
            </mrow>
          </mrow>
          <mo fence="true" stretchy="false">)</mo>
        </mrow>
      </mrow>
    </mstyle>
    <annotation encoding="StarMath 5.0">size 14 { f(x) = a( x * w)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9/content.xml><?xml version="1.0" encoding="utf-8"?>
<math xmlns="http://www.w3.org/1998/Math/MathML" display="block">
  <semantics>
    <mstyle mathsize="14pt">
      <mi mathvariant="italic">relu</mi>
    </mstyle>
    <annotation encoding="StarMath 5.0">size 14 { relu }</annotation>
  </semantics>
</math>
</file>